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2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a1" style:family="table">
      <style:table-properties style:width="4.233cm" fo:margin-left="23.142cm" table:align="left"/>
    </style:style>
    <style:style style:name="Tabla1.A" style:family="table-column">
      <style:table-column-properties style:column-width="4.233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6.51cm" fo:margin-left="10.372cm" table:align="left"/>
    </style:style>
    <style:style style:name="Tabla2.A" style:family="table-column">
      <style:table-column-properties style:column-width="2.646cm"/>
    </style:style>
    <style:style style:name="Tabla2.B" style:family="table-column">
      <style:table-column-properties style:column-width="0.917cm"/>
    </style:style>
    <style:style style:name="Tabla2.C" style:family="table-column">
      <style:table-column-properties style:column-width="12.947cm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7.604cm" fo:margin-left="9.278cm" table:align="left"/>
    </style:style>
    <style:style style:name="Tabla3.A" style:family="table-column">
      <style:table-column-properties style:column-width="17.604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1.889cm" fo:margin-left="12.912cm" table:align="left"/>
    </style:style>
    <style:style style:name="Tabla4.A" style:family="table-column">
      <style:table-column-properties style:column-width="11.889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3.547cm" fo:margin-left="12.594cm" table:align="left"/>
    </style:style>
    <style:style style:name="Tabla5.A" style:family="table-column">
      <style:table-column-properties style:column-width="5.609cm"/>
    </style:style>
    <style:style style:name="Tabla5.B" style:family="table-column">
      <style:table-column-properties style:column-width="1.729cm"/>
    </style:style>
    <style:style style:name="Tabla5.C" style:family="table-column">
      <style:table-column-properties style:column-width="6.209cm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6.833cm" fo:margin-left="20.131cm" table:align="left"/>
    </style:style>
    <style:style style:name="Tabla6.A" style:family="table-column">
      <style:table-column-properties style:column-width="2.783cm"/>
    </style:style>
    <style:style style:name="Tabla6.B" style:family="table-column">
      <style:table-column-properties style:column-width="4.05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26.136cm" fo:margin-left="0.827cm" fo:margin-right="0.977cm" table:align="margins" style:writing-mode="lr-tb"/>
    </style:style>
    <style:style style:name="Tabla7.A" style:family="table-column">
      <style:table-column-properties style:column-width="13.298cm" style:rel-column-width="33346*"/>
    </style:style>
    <style:style style:name="Tabla7.B" style:family="table-column">
      <style:table-column-properties style:column-width="0.437cm" style:rel-column-width="1096*"/>
    </style:style>
    <style:style style:name="Tabla7.C" style:family="table-column">
      <style:table-column-properties style:column-width="12.4cm" style:rel-column-width="31093*"/>
    </style:style>
    <style:style style:name="Tabla7.1" style:family="table-row">
      <style:table-row-properties fo:keep-together="auto"/>
    </style:style>
    <style:style style:name="Tabla7.A1" style:family="table-cell">
      <style:table-cell-properties fo:padding="0.097cm" fo:border="0.05pt solid #000000"/>
    </style:style>
    <style:style style:name="Tabla7.B1" style:family="table-cell">
      <style:table-cell-properties fo:padding="0.097cm" fo:border="none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6.765cm" fo:margin-left="20.2cm" table:align="left" style:writing-mode="lr-tb"/>
    </style:style>
    <style:style style:name="Tabla8.A" style:family="table-column">
      <style:table-column-properties style:column-width="1.979cm"/>
    </style:style>
    <style:style style:name="Tabla8.B" style:family="table-column">
      <style:table-column-properties style:column-width="2.14cm"/>
    </style:style>
    <style:style style:name="Tabla8.C" style:family="table-column">
      <style:table-column-properties style:column-width="2.646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="0.097cm" fo:border="0.05pt solid #000000"/>
    </style:style>
    <style:style style:name="Tabla8.2" style:family="table-row">
      <style:table-row-properties style:min-row-height="0.942cm" fo:keep-together="auto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8pt" fo:font-style="italic" fo:font-weight="normal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0pt" fo:font-weight="bold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4pt" style:font-size-asian="3.5pt" style:font-size-complex="4pt"/>
    </style:style>
    <style:style style:name="P7" style:family="paragraph" style:parent-style-name="Standard">
      <style:paragraph-properties fo:text-align="start" style:justify-single-word="false" style:text-autospace="none"/>
      <style:text-properties fo:font-size="9pt" style:font-size-asian="9pt" style:font-size-complex="9pt"/>
    </style:style>
    <style:style style:name="P8" style:family="paragraph" style:parent-style-name="Standard">
      <style:paragraph-properties fo:text-align="justify" style:justify-single-word="false" style:text-autospace="none"/>
      <style:text-properties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fo:font-size="9pt" style:font-size-asian="9pt" style:font-size-complex="9pt"/>
    </style:style>
    <style:style style:name="P10" style:family="paragraph" style:parent-style-name="Standard">
      <style:paragraph-properties fo:text-align="start" style:justify-single-word="false" style:text-autospace="non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style:text-autospace="none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FreeSans" fo:font-size="9pt" fo:font-weight="bold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FreeSans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4586" style:font-name="FreeSans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4586" style:font-name="Liberation Serif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4586"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4586" style:font-name="Liberation Serif" fo:font-size="18pt" fo:font-style="italic" fo:font-weight="normal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4586" style:text-outline="false" style:text-line-through-style="none" style:font-name="Liberation Serif" fo:font-size="32pt" fo:font-style="normal" fo:text-shadow="none" style:text-underline-style="none" fo:font-weight="normal" style:letter-kerning="true" style:font-name-asian="URW Chancery L" style:font-size-asian="32pt" style:font-style-asian="normal" style:font-weight-asian="normal" style:font-name-complex="URW Chancery L" style:font-size-complex="3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start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fo:font-size="20pt" style:font-size-asian="17.5pt" style:font-size-complex="20pt"/>
    </style:style>
    <style:style style:name="P23" style:family="paragraph" style:parent-style-name="Standard">
      <style:paragraph-properties fo:margin-left="0cm" fo:margin-right="0cm" fo:text-align="center" style:justify-single-word="false" fo:text-indent="-0.635cm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-0.635cm" style:auto-text-indent="false" style:text-autospace="none"/>
      <style:text-properties fo:font-size="4pt" fo:font-weight="bold" style:font-size-asian="3.5pt" style:font-weight-asian="bold" style:font-size-complex="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FreeSans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4586" style:font-name="FreeSans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4586" fo:font-size="9pt" style:font-size-asian="7.84999990463257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color="#004586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Liberation Serif" fo:font-size="6pt" style:font-size-asian="6pt" style:font-size-complex="6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6pt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fo:font-size="18pt" fo:font-style="italic" fo:font-weight="normal" style:font-size-asian="15.75pt" style:font-style-asian="italic" style:font-weight-asian="normal" style:font-size-complex="18pt" style:font-style-complex="italic" style:font-weight-complex="normal"/>
    </style:style>
    <style:style style:name="P32" style:family="paragraph" style:parent-style-name="Standard" style:list-style-name="L1">
      <style:paragraph-properties fo:line-height="110%" fo:text-align="start" style:justify-single-word="false" style:text-autospace="none"/>
      <style:text-properties fo:font-size="9pt" style:font-size-asian="9pt" style:font-size-complex="9pt"/>
    </style:style>
    <style:style style:name="P33" style:family="paragraph" style:parent-style-name="Standard" style:list-style-name="L2">
      <style:paragraph-properties fo:text-align="start" style:justify-single-word="false" style:text-autospace="none"/>
      <style:text-properties fo:font-size="9pt" style:font-size-asian="9pt" style:font-size-complex="9pt"/>
    </style:style>
    <style:style style:name="P34" style:family="paragraph" style:parent-style-name="Standard" style:list-style-name="L1">
      <style:paragraph-properties fo:margin-left="0cm" fo:margin-right="0cm" fo:text-align="start" style:justify-single-word="false" fo:text-indent="-0.635cm" style:auto-text-indent="false" style:text-autospace="none"/>
      <style:text-properties fo:font-size="11pt" fo:font-weight="bold" style:font-size-asian="11pt" style:font-weight-asian="bold" style:font-size-complex="11pt" style:font-weight-complex="bold"/>
    </style:style>
    <style:style style:name="P35" style:family="paragraph" style:parent-style-name="Standard" style:list-style-name="L1">
      <style:paragraph-properties fo:margin-left="0cm" fo:margin-right="0cm" fo:text-align="start" style:justify-single-word="false" fo:text-indent="-0.635cm" style:auto-text-indent="false" style:text-autospace="none"/>
      <style:text-properties fo:font-size="4pt" fo:font-weight="bold" style:font-size-asian="3.5pt" style:font-weight-asian="bold" style:font-size-complex="4pt" style:font-weight-complex="bold"/>
    </style:style>
    <style:style style:name="P36" style:family="paragraph" style:parent-style-name="Standard" style:list-style-name="L1">
      <style:paragraph-properties fo:margin-left="0cm" fo:margin-right="0cm" fo:text-align="justify" style:justify-single-word="false" fo:text-indent="-0.635cm" style:auto-text-indent="false" style:text-autospace="none"/>
      <style:text-properties fo:font-size="9pt" style:font-size-asian="9pt" style:font-size-complex="9pt"/>
    </style:style>
    <style:style style:name="P37" style:family="paragraph" style:parent-style-name="Standard" style:list-style-name="L1">
      <style:paragraph-properties fo:margin-left="0cm" fo:margin-right="0cm" fo:text-align="start" style:justify-single-word="false" fo:text-indent="-0.635cm" style:auto-text-indent="false" style:text-autospace="none"/>
      <style:text-properties fo:font-size="9pt" style:font-size-asian="9pt" style:font-size-complex="9pt"/>
    </style:style>
    <style:style style:name="P38" style:family="paragraph" style:parent-style-name="Standard" style:list-style-name="L1">
      <style:paragraph-properties fo:margin-left="0cm" fo:margin-right="0cm" fo:text-align="justify" style:justify-single-word="false" fo:text-indent="-0.635cm" style:auto-text-indent="false" style:text-autospace="none"/>
    </style:style>
    <style:style style:name="P39" style:family="paragraph"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4pt" fo:font-weight="bold" style:font-size-asian="3.5pt" style:font-weight-asian="bold" style:font-size-complex="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[[repeatIn(objects,'acsea_certificados_sujetos')]]</text:p>
      <text:p text:style-name="P20"><text:tab/><text:tab/><text:tab/><text:tab/><text:tab/><text:tab/><text:tab/><text:tab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7">[[ acsea_certificados_sujetos.correlativo ]]</text:p>
          </table:table-cell>
        </table:table-row>
      </table:table>
      <text:p text:style-name="P20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5"><draw:line text:anchor-type="paragraph" draw:z-index="0" draw:style-name="gr1" draw:text-style-name="P39" svg:x1="2.9cm" svg:y1="1.365cm" svg:x2="16.025cm" svg:y2="1.365cm"><text:p/></draw:line>A : </text:p>
          </table:table-cell>
          <table:table-cell table:style-name="Tabla2.A1" table:number-columns-spanned="2" office:value-type="string">
            <text:p text:style-name="P16">[[ acsea_certificados_sujetos.nombres ]] [[ acsea_certificados_sujetos.apellidos ]]</text:p>
          </table:table-cell>
          <table:covered-table-cell/>
        </table:table-row>
        <table:table-row>
          <table:table-cell table:style-name="Tabla2.A1" office:value-type="string">
            <text:p text:style-name="P29"/>
          </table:table-cell>
          <table:table-cell table:style-name="Tabla2.A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2.A1" table:number-columns-spanned="2" office:value-type="string">
            <text:p text:style-name="P5">C.I. : </text:p>
          </table:table-cell>
          <table:covered-table-cell/>
          <table:table-cell table:style-name="Tabla2.A1" office:value-type="string">
            <text:p text:style-name="P19"><draw:line text:anchor-type="paragraph" draw:z-index="1" draw:style-name="gr1" draw:text-style-name="P39" svg:x1="2.337cm" svg:y1="1.238cm" svg:x2="9.812cm" svg:y2="1.243cm"><text:p/></draw:line>[[ acsea_certificados_sujetos.cedula ]]</text:p>
          </table:table-cell>
        </table:table-row>
      </table:table>
      <text:p text:style-name="P21"><text:span text:style-name="T1"><text:tab/><text:tab/><text:tab/><text:tab/><text:tab/><text:tab/><text:tab/><text:tab/><text:tab/><text:tab/> <text:s text:c="6"/></text:span><text:span text:style-name="T2"><text:tab/><text:tab/><text:tab/><text:tab/><text:tab/><text:tab/><text:tab/><text:tab/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7">[[ acsea_certificados_sujetos.proyecto_id.denominacion_pis ]]</text:p>
          </table:table-cell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ext:p text:style-name="P18">[[ acsea_certificados_sujetos.proceso_id.lugar_fecha ]]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><draw:line text:anchor-type="paragraph" draw:z-index="3" draw:style-name="gr1" draw:text-style-name="P39" svg:x1="20.001cm" svg:y1="0.54cm" svg:x2="26.002cm" svg:y2="0.54cm"><text:p/></draw:line><draw:line text:anchor-type="paragraph" draw:z-index="2" draw:style-name="gr1" draw:text-style-name="P39" svg:x1="12.381cm" svg:y1="0.54cm" svg:x2="18.312cm" svg:y2="0.54cm"><text:p/></draw:line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28">[[ acsea_certificados_sujetos.proceso_id.firmante_1 ]]</text:p>
          </table:table-cell>
          <table:table-cell table:style-name="Tabla5.A1" office:value-type="string">
            <text:p text:style-name="P31"/>
          </table:table-cell>
          <table:table-cell table:style-name="Tabla5.A1" office:value-type="string">
            <text:p text:style-name="P28">[[ acsea_certificados_sujetos.proceso_id.firmante_2 ]]</text:p>
          </table:table-cell>
        </table:table-row>
      </table:table>
      <text:p text:style-name="P1"/>
      <text:p text:style-name="P2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5">N° Correlativo</text:p>
          </table:table-cell>
          <table:table-cell table:style-name="Tabla6.A1" office:value-type="string">
            <text:p text:style-name="P26">[[ acsea_certificados_sujetos.correlativo ]]</text:p>
          </table:table-cell>
        </table:table-row>
      </table:table>
      <text:p text:style-name="P23">Saberes Pedagógicos Construidos y Consolidados – 2014</text:p>
      <text:p text:style-name="P24"/>
      <text:p text:style-name="P6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list xml:id="list11820212391" text:style-name="L1">
              <text:list-header>
                <text:p text:style-name="P34">La Educación Popular</text:p>
              </text:list-header>
              <text:list-item>
                <text:p text:style-name="P35"/>
                <text:p text:style-name="P36">Como pensamiento pedagógico que posicionándose ante la realidad social, apuesta a la educación como medio fundamental para la transformación cultural. Desde la práctica pedagógica se reflexionó sobre:</text:p>
              </text:list-item>
              <text:list-item>
                <text:p text:style-name="P32">La injusticia social que representa el sistema capitalista y sus expresiones.</text:p>
              </text:list-item>
              <text:list-item>
                <text:p text:style-name="P32">La reproducción del sistema mediante mecanismos de legitimación ideológica y cultural.</text:p>
              </text:list-item>
              <text:list-item>
                <text:p text:style-name="P32">La necesidad de entender la praxis social como una unidad inseparable de la reflexión acción.</text:p>
              </text:list-item>
              <text:list-item>
                <text:p text:style-name="P32">La matriz cultural de la clase dominante, que puede reproducirse más allá de su desmontaje.</text:p>
              </text:list-item>
              <text:list-item>
                <text:p text:style-name="P32">La transformación social debe ser el producto de la praxis a un nivel colectivo.</text:p>
              </text:list-item>
              <text:list-item>
                <text:p text:style-name="P32">La importancia de la criticidad de las y los sujetos (individuales y colectivos) para que</text:p>
                <text:p text:style-name="P32">los procesos liberadores del campo popular se desplieguen en toda su potencialidad.</text:p>
              </text:list-item>
              <text:list-item>
                <text:p text:style-name="P32">Los imaginarios colectivos, representaciones, construcciones y valores culturales, experiencias compartidas, así como de la reflexión sobre las mismas.</text:p>
              </text:list-item>
              <text:list-item>
                <text:p text:style-name="P32">La cultura oral <text:s/>de nuestro pueblo, primero que la lecto-escritora.</text:p>
              </text:list-item>
              <text:list-item>
                <text:p text:style-name="P32">Hacer una lectura crítica y consciente de la realidad social de las y los sujetos.</text:p>
              </text:list-item>
            </text:list>
            <text:p text:style-name="P7"/>
          </table:table-cell>
          <table:table-cell table:style-name="Tabla7.B1" office:value-type="string">
            <text:list xml:id="list1032176111" text:continue-numbering="true" text:style-name="L1">
              <text:list-header>
                <text:p text:style-name="P37"/>
              </text:list-header>
            </text:list>
          </table:table-cell>
          <table:table-cell table:style-name="Tabla7.A1" office:value-type="string">
            <text:list xml:id="list1674835344" text:continue-numbering="true" text:style-name="L1">
              <text:list-header>
                <text:p text:style-name="P34">Pedagogía Crítica</text:p>
              </text:list-header>
              <text:list-item>
                <text:p text:style-name="P35"/>
                <text:p text:style-name="P38"><text:span text:style-name="T3">Considera que toda teoría educativa está íntimamente ligada a las ideologías que configuran el poder, la política, la historia y la cultura. Desde este punto de vista, </text:span><text:span text:style-name="T4">la escolarización</text:span><text:span text:style-name="T3"> funciona como terreno de lucha continua sobre lo que se va aceptar como conocimiento legítimo y como cultura, consolidando y desafiando al mismo tiempo las experiencias culturales que constituyen las historias de las realidades sociales. La pedagogía crítica, fundamentada en una investigación acción deliberativa y autónoma, con miras a mejorarla sobre la base de la construcción y reconstrucción de la misma y de la teoría pedagógica que la sustenta, permitió a partir de la reflexión crítica, reconocer:</text:span></text:p>
              </text:list-item>
              <text:list-item>
                <text:p text:style-name="P32">La importancia del contexto histórico-social de la educación.</text:p>
              </text:list-item>
              <text:list-item>
                <text:p text:style-name="P32">La superación de la dicotomía objeto y sujeto.</text:p>
              </text:list-item>
              <text:list-item>
                <text:p text:style-name="P32">La superación de la dicotomía teoría y práctica.</text:p>
              </text:list-item>
              <text:list-item>
                <text:p text:style-name="P32">La superación de la dicotomía docencia e investigación.</text:p>
              </text:list-item>
              <text:list-item>
                <text:p text:style-name="P32">La relación entre ciencia y poder.<text:line-break/></text:p>
              </text:list-item>
            </text:list>
          </table:table-cell>
        </table:table-row>
        <table:table-row table:style-name="Tabla7.1">
          <table:table-cell table:style-name="Tabla7.A2" office:value-type="string">
            <text:p text:style-name="P10">Investigación – Acción – Participante</text:p>
            <text:p text:style-name="P8"><text:span text:style-name="T5"><text:s/></text:span><text:line-break/>La investigación acción emancipadora, concertada entre las maestras y maestros, sujetos de aprendizaje y comunidades, media entre la teoría y la práctica. Así, la praxis estuvo constituida por la acción y la reflexión de las y los maestros <text:s/>y las y los sujetos de aprendizaje.</text:p>
          </table:table-cell>
          <table:table-cell table:style-name="Tabla7.B1" office:value-type="string">
            <text:p text:style-name="P7"/>
          </table:table-cell>
          <table:table-cell table:style-name="Tabla7.A2" office:value-type="string">
            <text:p text:style-name="P10">La sistematización de experiencias</text:p>
            <text:p text:style-name="P12"><text:span text:style-name="T5"><text:s/></text:span><text:span text:style-name="T3"><text:line-break/>Como una dinámica participativa y método político, implicó la constitución de espacios de trabajo donde compartir, confrontar y discutir las opiniones basado en la confianza de las y los sujetos de aprendizajes y maestras y maestros, permitió:</text:span></text:p>
            <text:list xml:id="list2141927478" text:style-name="L2">
              <text:list-item>
                <text:p text:style-name="P33">Un ejercicio de organización, en base a un orden lógico, de los hechos y los conocimientos de la experiencia. </text:p>
              </text:list-item>
              <text:list-item>
                <text:p text:style-name="P33">Conceptualizar las experiencias, es decir, producir conocimiento desde la realidad.<text:line-break/>Revelar lo que “aún no sabíamos que ya sabíamos”.</text:p>
              </text:list-item>
              <text:list-item>
                <text:p text:style-name="P33">Producir saberes pertinentes.</text:p>
              </text:list-item>
              <text:list-item>
                <text:p text:style-name="P33">Aprender de la práctica y de las otras organizaciones.</text:p>
              </text:list-item>
              <text:list-item>
                <text:p text:style-name="P33">Compartir la experiencia propia con otros colectivos de saberes.</text:p>
              </text:list-item>
            </text:list>
            <text:p text:style-name="P7"/>
          </table:table-cell>
        </table:table-row>
        <table:table-row table:style-name="Tabla7.1">
          <table:table-cell table:style-name="Tabla7.A1" table:number-columns-spanned="3" office:value-type="string">
            <text:p text:style-name="P11">Principios y Valores Potenciados</text:p>
            <text:p text:style-name="P9"><text:span text:style-name="T5"><text:s/></text:span><text:line-break/>Integridad territorial, cooperación, solidaridad, concurrencia, corresponsabilidad, transparencia, horizontalidad, tolerancia, comprensión, lealtad, respeto e <text:s/>igualdad.</text:p>
          </table:table-cell>
          <table:covered-table-cell/>
          <table:covered-table-cell/>
        </table:table-row>
      </table:table>
      <text:p text:style-name="P3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p text:style-name="P13">REGISTRO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14">Libro Nº<text:line-break/>[[ acsea_certificados_sujetos.libro ]]</text:p>
          </table:table-cell>
          <table:table-cell table:style-name="Tabla8.A2" office:value-type="string">
            <text:p text:style-name="P14">Hoja</text:p>
            <text:p text:style-name="P15">[[ acsea_certificados_sujetos.hoja ]]</text:p>
          </table:table-cell>
          <table:table-cell table:style-name="Tabla8.C2" office:value-type="string">
            <text:p text:style-name="P14">Consecutivo<text:line-break/>[[ acsea_certificados_sujetos.consecutivo ]]</text:p>
          </table:table-cell>
        </table:table-row>
        <table:table-row table:style-name="Tabla8.1">
          <table:table-cell table:style-name="Tabla8.A2" table:number-columns-spanned="2" office:value-type="string">
            <text:p text:style-name="P14">Duración (Horas):</text:p>
            <text:p text:style-name="P15">[[ acsea_certificados_sujetos.duracion ]]</text:p>
          </table:table-cell>
          <table:covered-table-cell/>
          <table:table-cell table:style-name="Tabla8.C2" office:value-type="string">
            <text:p text:style-name="P14">Fecha</text:p>
            <text:p text:style-name="P15"/>
          </table:table-cell>
        </table:table-row>
      </table:table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2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="100%" fo:margin-left="0cm" fo:margin-right="0cm" fo:margin-top="0cm" fo:margin-bottom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="100%" fo:margin-left="0.6cm" fo:margin-right="0cm" fo:margin-top="0cm" fo:margin-bottom="0cm" fo:text-indent="0cm" style:auto-text-indent="false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="100%" fo:margin-left="0.6cm" fo:margin-right="0cm" fo:margin-top="0cm" fo:margin-bottom="0cm" fo:text-indent="0cm" style:auto-text-indent="false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Objeto_20_sin_20_relleno_20_ni_20_línea" style:display-name="Objeto sin relleno ni línea" style:family="paragraph" style:parent-style-name="Standard"/>
    <style:style style:name="Vi_3f__3f__3f__3f__3f__3f_" style:display-name="Vi??????" style:family="paragraph">
      <style:paragraph-properties style:text-autospace="none"/>
    </style:style>
    <style:style style:name="WW8Num9z0" style:family="paragraph">
      <style:paragraph-properties style:text-autospace="none"/>
    </style:style>
    <style:style style:name="WW8Num20z0" style:family="paragraph">
      <style:paragraph-properties style:text-autospace="none"/>
    </style:style>
    <style:style style:name="WW8Num3z0" style:family="paragraph">
      <style:paragraph-properties style:text-autospace="none"/>
    </style:style>
    <style:style style:name="WW8Num22z0" style:family="paragraph">
      <style:paragraph-properties style:text-autospace="none"/>
    </style:style>
    <style:style style:name="WW8Num4z0" style:family="paragraph">
      <style:paragraph-properties style:text-autospace="none"/>
    </style:style>
    <style:style style:name="WW8Num7z0" style:family="paragraph">
      <style:paragraph-properties style:text-autospace="none"/>
    </style:style>
    <style:style style:name="WW8Num2z0" style:family="paragraph">
      <style:paragraph-properties style:text-autospace="none"/>
    </style:style>
    <style:style style:name="WW8Num1z0" style:family="paragraph">
      <style:paragraph-properties style:text-autospac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97cm" style:type="center"/>
          <style:tab-stop style:position="27.94cm" style:type="right"/>
        </style:tab-stops>
      </style:paragraph-properties>
    </style:style>
    <style:style style:name="WW-Título1" style:family="paragraph">
      <style:paragraph-properties fo:text-align="center" style:justify-single-word="false" style:text-autospace="none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text-overline-style="none" style:text-ov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0cm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09:15:23</meta:creation-date>
    <dc:date>2014-12-02T00:42:45</dc:date>
    <meta:editing-duration>PT1H13M44S</meta:editing-duration>
    <meta:editing-cycles>29</meta:editing-cycles>
    <meta:generator>LibreOffice/3.5$Linux_X86_64 LibreOffice_project/350m1$Build-2</meta:generator>
    <meta:document-statistic meta:table-count="8" meta:image-count="0" meta:object-count="0" meta:page-count="4" meta:paragraph-count="54" meta:word-count="565" meta:character-count="4097" meta:non-whitespace-character-count="3558"/>
    <meta:user-defined meta:name="Información 1">http://172.16.0.56:8069</meta:user-defined>
    <meta:user-defined meta:name="Información 2">admin</meta:user-defined>
    <meta:user-defined meta:name="Información 3">291</meta:user-defined>
    <meta:user-defined meta:name="Información 4">for.mil.acsea_certificados_sujetos</meta:user-defined>
  </office:meta>
</office:document-meta>
</file>